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27cm"/>
    </style:style>
    <style:style style:name="co2" style:family="table-column">
      <style:table-column-properties fo:break-before="auto" style:column-width="2.134cm"/>
    </style:style>
    <style:style style:name="co3" style:family="table-column">
      <style:table-column-properties fo:break-before="auto" style:column-width="3.32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font-size="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 table:number-columns-spanned="3" table:number-rows-spanned="1">
            <text:p>Altersgruppe 2008-09</text:p>
          </table:table-cell>
          <table:covered-table-cell/>
          <table:covered-table-cell table:style-name="ce1"/>
        </table:table-row>
        <table:table-row table:style-name="ro1">
          <table:table-cell table:number-columns-repeated="2"/>
          <table:table-cell table:style-name="ce1"/>
        </table:table-row>
        <table:table-row table:style-name="ro1">
          <table:table-cell office:value-type="string">
            <text:p>AlterVon</text:p>
          </table:table-cell>
          <table:table-cell office:value-type="string">
            <text:p>AlterBis</text:p>
          </table:table-cell>
          <table:table-cell table:style-name="ce1" office:value-type="string">
            <text:p>Altersgrup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K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string">
            <text:p>E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string">
            <text:p>E3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string">
            <text:p>E5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string">
            <text:p>S6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string">
            <text:p>S85</text:p>
          </table:table-cell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7">27.07.2008</text:date>, <text:time>15:36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eter erzberger</meta:initial-creator>
    <meta:creation-date>2008-07-24T08:06:24</meta:creation-date>
    <dc:creator>peter erzberger</dc:creator>
    <dc:date>2008-07-27T15:36:21</dc:date>
    <dc:language>de-DE</dc:language>
    <meta:editing-cycles>6</meta:editing-cycles>
    <meta:editing-duration>PT9M56S</meta:editing-duration>
    <meta:user-defined meta:name="Info 1"/>
    <meta:user-defined meta:name="Info 2"/>
    <meta:user-defined meta:name="Info 3"/>
    <meta:user-defined meta:name="Info 4"/>
    <meta:document-statistic meta:table-count="3" meta:cell-count="22"/>
  </office:meta>
</office:document-meta>
</file>